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ClientObservationTests.setsCurrentObservationInReactor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WebClientObservationTests.recordsObservationForSuccessfulExchangeWithParentObservationInReactor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ebClientObservationTests.assertThatHttpObserv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ClientObservatio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ClientObservationTests.recordsObservationForCancelled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eaderInjectingHandler.onStart( ClientRequestObserv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lientObservationTests.recordsObservationForSuccessful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eaderInjectingHandler.supportsContext( Observation .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lientObservationTests.recordsObservationForError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ClientObservationTests.filter( ClientRequest request , ExchangeFunction 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ClientObservationTests.verifyAnd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